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SSandMedia" style:family="table">
      <style:table-properties style:width="16.999cm" table:align="margins"/>
    </style:style>
    <style:style style:name="CSSandMedia.A" style:family="table-column">
      <style:table-column-properties style:column-width="16.999cm" style:rel-column-width="65535*"/>
    </style:style>
    <style:style style:name="CSSandMedia.A1" style:family="table-cell">
      <style:table-cell-properties fo:padding="0.097cm" fo:border="0.002cm solid #000000"/>
    </style:style>
    <style:style style:name="XMLConstants" style:family="table">
      <style:table-properties style:width="16.999cm" table:align="margins"/>
    </style:style>
    <style:style style:name="XMLConstants.A" style:family="table-column">
      <style:table-column-properties style:column-width="16.999cm" style:rel-column-width="65535*"/>
    </style:style>
    <style:style style:name="XMLConstants.A1" style:family="table-cell">
      <style:table-cell-properties fo:padding="0.097cm" fo:border="0.002cm solid #000000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.773cm" style:rel-column-width="1005*"/>
    </style:style>
    <style:style style:name="Tableau1.B" style:family="table-column">
      <style:table-column-properties style:column-width="2.566cm" style:rel-column-width="1455*"/>
    </style:style>
    <style:style style:name="Tableau1.C" style:family="table-column">
      <style:table-column-properties style:column-width="12.659cm" style:rel-column-width="7177*"/>
    </style:style>
    <style:style style:name="Tableau1.A1" style:family="table-cell">
      <style:table-cell-properties fo:padding="0.097cm" fo:border-left="0.002cm solid #000000" fo:border-right="none" fo:border-top="0.002cm solid #000000" fo:border-bottom="none"/>
    </style:style>
    <style:style style:name="Tableau1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cMusings</text:h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Version</text:p>
          </table:table-cell>
          <table:table-cell table:style-name="Tableau1.A1" office:value-type="string">
            <text:p text:style-name="P2">Date</text:p>
          </table:table-cell>
          <table:table-cell table:style-name="Tableau1.C1" office:value-type="string">
            <text:p text:style-name="P2">Comments</text:p>
          </table:table-cell>
        </table:table-row>
        <table:table-row>
          <table:table-cell table:style-name="Tableau1.A2" office:value-type="string">
            <text:p text:style-name="P1">V1.0</text:p>
          </table:table-cell>
          <table:table-cell table:style-name="Tableau1.A2" office:value-type="string">
            <text:p text:style-name="P1">Nov 11 2009</text:p>
          </table:table-cell>
          <table:table-cell table:style-name="Tableau1.C2" office:value-type="string">
            <text:p text:style-name="P1">Informations for Franz, to let him bind BNF4OOo with the DITA plug-ins which generates SVG files from DITA XML files.</text:p>
          </table:table-cell>
        </table:table-row>
      </table:table>
      <text:p text:style-name="Standard"/>
      <text:h text:style-name="Heading_20_2" text:outline-level="2">Installation</text:h>
      <text:h text:style-name="Heading_20_3" text:outline-level="3">DocMusings</text:h>
      <text:p text:style-name="Text_20_body"><text:span text:style-name="CodeC">svn co </text:span><text:a xlink:type="simple" xlink:href="https://oorexx.svn.sourceforge.net/svnroot/oorexx/incubator/DocMusings"><text:span text:style-name="CodeC">https://oorexx.svn.sourceforge.net/svnroot/oorexx/incubator/DocMusings</text:span></text:a></text:p>
      <text:h text:style-name="Heading_20_3" text:outline-level="3">Batik</text:h>
      <text:p text:style-name="Text_20_body">(needed for the generation of PNG/PDF images from the SVG generated by syntaxdiagram2svg)</text:p>
      <text:p text:style-name="Text_20_body">Batik<text:line-break/><text:a xlink:type="simple" xlink:href="http://xmlgraphics.apache.org/batik/">http://xmlgraphics.apache.org/batik/</text:a><text:line-break/>current is : 1.7</text:p>
      <text:p text:style-name="Text_20_body">See also <text:span text:style-name="ScriptName">setenv.bat</text:span> : some variables must be defined in the environment.</text:p>
      <text:h text:style-name="Heading_20_3" text:outline-level="3">xsltproc</text:h>
      <text:p text:style-name="Text_20_body">(needed to generate the SVG from the DITA XML)</text:p>
      <text:p text:style-name="Text_20_body"><text:a xlink:type="simple" xlink:href="http://xmlsoft.org/XSLT/">http://xmlsoft.org/XSLT/</text:a></text:p>
      <text:p text:style-name="Text_20_body">For windows : <text:a xlink:type="simple" xlink:href="http://www.zlatkovic.com/libxml.en.html">http://www.zlatkovic.com/libxml.en.html</text:a><text:line-break/>current is :<text:line-break/>iconv-1.9.2.win32.zip<text:line-break/>libxml2-2.7.3.win32.zip<text:line-break/>libxmlsec-1.2.11+.win32.zip<text:line-break/>libxslt-1.1.24.win32.zip<text:line-break/>openssl-0.9.8a.win32.zip<text:line-break/>xsldbg-3.1.7.win32.zip<text:line-break/>zlib-1.2.3.win32.zip</text:p>
      <text:h text:style-name="Heading_20_3" text:outline-level="3">setenv.bat (for windows)</text:h>
      <text:p text:style-name="Text_20_body">For information only – you organize your scripts as you want... The binaries must be in the path, and some variables are expected by the scripts in DocMusings.</text:p>
      <text:p text:style-name="Text_20_body">This script setenv.bat is in my directory toolset.</text:p>
      <text:p text:style-name="Text_20_body">In this directory toolset, I put the tools I need for my work on the ooRexx doc.</text:p>
      <text:p text:style-name="Text_20_body">Here is an exemple of script for the tools needed by the syntax diagrams.</text:p>
      <text:p text:style-name="Text_20_body"/>
      <text:p text:style-name="Text_20_body"><text:span text:style-name="CodeC">@echo off</text:span></text:p>
      <text:p text:style-name="Text_20_body"><text:span text:style-name="CodeC">if defined echo echo %echo%</text:span></text:p>
      <text:p text:style-name="Text_20_body"><text:span text:style-name="CodeC"/></text:p>
      <text:p text:style-name="Text_20_body"><text:soft-page-break/><text:span text:style-name="CodeC">set scriptpath=%~dp0</text:span></text:p>
      <text:p text:style-name="Text_20_body"><text:span text:style-name="CodeC">set scriptpath=%scriptpath:~0,-1%</text:span></text:p>
      <text:p text:style-name="Text_20_body"><text:span text:style-name="CodeC"/></text:p>
      <text:p text:style-name="Text_20_body"><text:span text:style-name="CodeC">:: Batik</text:span></text:p>
      <text:p text:style-name="Text_20_body"><text:span text:style-name="CodeC">set BATIK_ROOT=%scriptpath%\batik-1.7</text:span></text:p>
      <text:p text:style-name="Text_20_body"><text:span text:style-name="CodeC">set BATIK_RASTERIZER_JAR=%BATIK_ROOT%\extensions\batik-rasterizer-ext.jar</text:span></text:p>
      <text:p text:style-name="Text_20_body"><text:span text:style-name="CodeC"/></text:p>
      <text:p text:style-name="Text_20_body"><text:span text:style-name="CodeC">:: xsltproc</text:span></text:p>
      <text:p text:style-name="Text_20_body"><text:span text:style-name="CodeC">set XSLTPROC_ROOT=%scriptpath%\xsltproc</text:span></text:p>
      <text:p text:style-name="Text_20_body"><text:span text:style-name="CodeC">set PATH=%XSLTPROC_ROOT%\bin;%PATH%</text:span></text:p>
      <text:p text:style-name="Text_20_body"><text:span text:style-name="CodeC"/></text:p>
      <text:h text:style-name="Heading_20_2" text:outline-level="2">Review of the contents of DocMusings</text:h>
      <text:h text:style-name="Heading_20_3" text:outline-level="3">makevalidxml/</text:h>
      <text:p text:style-name="Text_20_body">Contains the scripts to transform the ooRexx documentation.</text:p>
      <text:p text:style-name="Text_20_body"><text:span text:style-name="ScriptName">transformdir</text:span> iterates over all the sgml files found in the input directory, and calls <text:span text:style-name="ScriptName">transformfile</text:span>.</text:p>
      <text:p text:style-name="Text_20_body"><text:span text:style-name="ScriptName">transformfile</text:span> works on one input file (sgml). The option <text:span text:style-name="CodeC">-syntdiag</text:span> lets transform the textual syntax diagrams into images. An intermediate model, DITA XML, is generated from the text for each syntax diagram found in the input file, and stored in a file called sd_&lt;input file&gt;.xml. This sd_ file is processed by <text:span text:style-name="ScriptName">sd2image</text:span>. </text:p>
      <text:p text:style-name="Text_20_body"><text:span text:style-name="ScriptName">sd2image</text:span> works on one sd_ file. It iterates over all the DITA XML syntax diagrams and generate SVG, PNG and PDF images for each syntax diagram.</text:p>
      <text:p text:style-name="Text_20_body">(more details later : <text:span text:style-name="T1">you will need to study this script</text:span> because it shows how to generate PNG/PDF images by using different styles for each format)</text:p>
      <text:h text:style-name="Heading_20_3" text:outline-level="3">railroad/</text:h>
      <text:p text:style-name="Text_20_body">Contains the DITA plug-ins which generates SVG from a DITA XML file : <text:span text:style-name="Path">syntaxdiagram2svg</text:span></text:p>
      <text:p text:style-name="Text_20_body">The file <text:span text:style-name="Path">declarations.xml</text:span> contains examples of syntax diagrams.</text:p>
      <text:p text:style-name="Text_20_body">Try that from the directory <text:span text:style-name="Path">railroad</text:span> :</text:p>
      <text:p text:style-name="Text_20_body"><text:span text:style-name="CodeC">rexx generate svg</text:span></text:p>
      <text:p text:style-name="Text_20_body">If you have installed batik and xsltproc (see below) then you will get SVG and PNG images generated in the subdirectory <text:span text:style-name="Path">syntaxdiagram2svg_out</text:span>.</text:p>
      <text:h text:style-name="Heading_20_3" text:outline-level="3">railroad/syntaxdiagram2svg</text:h>
      <text:p text:style-name="Text_20_body">This is a DITA plug-in which can work alone (i.e. No need of DITA Open Toolkit).</text:p>
      <text:p text:style-name="Text_20_body">Depends on sxltproc and batik.</text:p>
      <text:p text:style-name="Text_20_body">Convert a DITA XML file to SVG.</text:p>
      <text:h text:style-name="Heading_20_4" text:outline-level="4">How to use it :</text:h>
      <text:p text:style-name="Text_20_body">This is an extract of <text:span text:style-name="ScriptName">generate.rex</text:span></text:p>
      <text:h text:style-name="Heading_20_5" text:outline-level="5"><text:soft-page-break/>First step : transform the DITA XML into SVG</text:h>
      <text:p text:style-name="Text_20_body"><text:span text:style-name="CodeC">outputdir = "syntaxdiagram2svg_out"<text:line-break/>call SysMkDir outputdir<text:line-break/>'xsltproc --stringparam CSSPATH "../syntaxdiagram2svg/css"',<text:line-break/> <text:s text:c="8"/>'--stringparam JSPATH "../syntaxdiagram2svg/js"',<text:line-break/> <text:s text:c="8"/>'--stringparam OUTPUTDIR "'outputdir'"',<text:line-break/> <text:s text:c="8"/>'"syntaxdiagram2svg/transform.xsl"',<text:line-break/> <text:s text:c="8"/>'declarations.xml',<text:line-break/> <text:s text:c="8"/>'&gt;'outputdir'/debug.txt 2&gt;&amp;1'</text:span></text:p>
      <text:h text:style-name="Heading_20_5" text:outline-level="5">Second step : transform the SVG into PNG</text:h>
      <text:p text:style-name="Text_20_body"><text:s/><text:span text:style-name="CodeC">BATIK_ROOT = value("BATIK_ROOT",,"ENVIRONMENT")<text:line-break/>'java -jar "'BATIK_ROOT'/extensions/batik-rasterizer-ext.jar" -onload 'outputdir'/*.svg'</text:span></text:p>
      <text:p text:style-name="Text_20_body">Note : PNG is the default target format. The script <text:span text:style-name="ScriptName">sd2image.rex</text:span> generates also PDF images from the SVG.</text:p>
      <text:h text:style-name="Heading_20_4" text:outline-level="4">How to change the styles</text:h>
      <text:h text:style-name="Heading_20_5" text:outline-level="5"><text:span text:style-name="Path">railroad\syntaxdiagram2svg\css\syntaxdiagram.css</text:span></text:h>
      <text:p text:style-name="Text_20_body">Here you can change the fonts, the sizes, the colors, the arrows styles, the boxes styles, etc...</text:p>
      <text:p text:style-name="Text_20_body">You can define different styles for PNG and PDF.</text:p>
      <table:table table:name="CSSandMedia" table:style-name="CSSandMedia">
        <table:table-column table:style-name="CSSandMedia.A"/>
        <table:table-row>
          <table:table-cell table:style-name="CSSandMedia.A1" office:value-type="string">
            <text:p text:style-name="Table_20_Contents"><text:span text:style-name="CodeC">svg[class="syntaxdiagram"] g[class~="kwd"] text {</text:span></text:p>
            <text:p text:style-name="Table_20_Contents"><text:span text:style-name="CodeC"><text:s text:c="4"/>fill: #000000;</text:span></text:p>
            <text:p text:style-name="Table_20_Contents"><text:span text:style-name="CodeC"><text:s text:c="4"/>fill-opacity: 1;</text:span></text:p>
            <text:p text:style-name="Table_20_Contents"><text:span text:style-name="CodeC"><text:s text:c="4"/>font-style: normal;</text:span></text:p>
            <text:p text:style-name="Table_20_Contents"><text:span text:style-name="CodeC"><text:s text:c="4"/>font-weight: normal</text:span></text:p>
            <text:p text:style-name="Table_20_Contents"><text:span text:style-name="CodeC"><text:s text:c="4"/>stroke: #000000;</text:span></text:p>
            <text:p text:style-name="Table_20_Contents"><text:span text:style-name="CodeC"><text:s text:c="4"/>stroke-width: 0.0;</text:span></text:p>
            <text:p text:style-name="Table_20_Contents"><text:span text:style-name="CodeC">}</text:span></text:p>
            <text:p text:style-name="Table_20_Contents"><text:span text:style-name="CodeC"/></text:p>
            <text:p text:style-name="Table_20_Contents"><text:span text:style-name="CodeC"><text:span text:style-name="T1">@media print</text:span></text:span><text:span text:style-name="CodeC"> {</text:span></text:p>
            <text:p text:style-name="Table_20_Contents"><text:span text:style-name="CodeC"><text:s text:c="4"/>svg[class="syntaxdiagram"] g[class~="kwd"] text {</text:span></text:p>
            <text:p text:style-name="Table_20_Contents"><text:span text:style-name="CodeC"><text:s text:c="8"/>font-family: Times-New-Roman;</text:span></text:p>
            <text:p text:style-name="Table_20_Contents"><text:span text:style-name="CodeC"><text:s text:c="8"/>font-size: 10pt;</text:span></text:p>
            <text:p text:style-name="Table_20_Contents"><text:span text:style-name="CodeC"><text:s text:c="4"/>}</text:span></text:p>
            <text:p text:style-name="Table_20_Contents"><text:span text:style-name="CodeC">}</text:span></text:p>
            <text:p text:style-name="Table_20_Contents"><text:span text:style-name="CodeC"/></text:p>
            <text:p text:style-name="Table_20_Contents"><text:span text:style-name="CodeC"><text:span text:style-name="T1">@media screen</text:span></text:span><text:span text:style-name="CodeC"> {</text:span></text:p>
            <text:p text:style-name="Table_20_Contents"><text:span text:style-name="CodeC"><text:s text:c="4"/>svg[class="syntaxdiagram"] g[class~="kwd"] text {</text:span></text:p>
            <text:p text:style-name="Table_20_Contents"><text:span text:style-name="CodeC"><text:s text:c="8"/>font-family: Times-New-Roman;</text:span></text:p>
            <text:p text:style-name="Table_20_Contents"><text:span text:style-name="CodeC"><text:s text:c="8"/>font-size: 12pt;</text:span></text:p>
            <text:p text:style-name="Table_20_Contents"><text:span text:style-name="CodeC"><text:s text:c="4"/>}</text:span></text:p>
            <text:p text:style-name="Table_20_Contents"><text:span text:style-name="CodeC">}</text:span></text:p>
          </table:table-cell>
        </table:table-row>
      </table:table>
      <text:p text:style-name="Text_20_body"/>
      <text:p text:style-name="Text_20_body">By passing the right media to Batik, you can select the appropriate styles for PNG and PDF.</text:p>
      <text:p text:style-name="Text_20_body"><text:span text:style-name="CodeC">'java -jar "'BATIK_RASTERIZER_JAR'" -onload -m image/</text:span><text:span text:style-name="CodeC"><text:span text:style-name="T1">png</text:span></text:span><text:span text:style-name="CodeC"> </text:span><text:span text:style-name="CodeC"><text:span text:style-name="T1">-cssMedia screen</text:span></text:span><text:span text:style-name="CodeC"> *.svg'</text:span></text:p>
      <text:p text:style-name="Text_20_body"><text:span text:style-name="CodeC">'java -jar "'BATIK_RASTERIZER_JAR'" -onload -m application/</text:span><text:span text:style-name="CodeC"><text:span text:style-name="T1">pdf</text:span></text:span><text:span text:style-name="CodeC"> </text:span><text:span text:style-name="CodeC"><text:span text:style-name="T1">-cssMedia print</text:span></text:span><text:span text:style-name="CodeC"> *.svg'</text:span></text:p>
      <text:h text:style-name="Heading_20_5" text:outline-level="5"><text:span text:style-name="Path">railroad\syntaxdiagram2svg\resource\constants.xml</text:span></text:h>
      <text:p text:style-name="Text_20_body">Here you can define the layout and aspect (corner radius, padding, line curvature, …)</text:p>
      <text:p text:style-name="Text_20_body">To be usable by Batik, this XML file must be transformed into a .js script : <text:span text:style-name="ScriptName">constants.js</text:span></text:p>
      <text:p text:style-name="Text_20_body">This is done by the XSLT script <text:span text:style-name="ScriptName">make-constants.xsl</text:span>.</text:p>
      <text:p text:style-name="Text_20_body">You can define different settings for PNG and PDF.</text:p>
      <table:table table:name="XMLConstants" table:style-name="XMLConstants">
        <table:table-column table:style-name="XMLConstants.A"/>
        <table:table-row>
          <table:table-cell table:style-name="XMLConstants.A1" office:value-type="string">
            <text:p text:style-name="Table_20_Contents"><text:span text:style-name="CodeC">&lt;!-- Line-wrapping lengh and indent. --&gt;</text:span></text:p>
            <text:p text:style-name="Table_20_Contents"><text:soft-page-break/><text:span text:style-name="CodeC">&lt;scalar name="diagram_wrap_width"&gt;550&lt;/scalar&gt; &lt;!-- Adjust this parameter to fit in the PDF page --&gt;</text:span></text:p>
            <text:p text:style-name="Table_20_Contents"><text:span text:style-name="CodeC">&lt;scalar name="diagram_wrap_width" </text:span><text:span text:style-name="CodeC"><text:span text:style-name="T1">target_format="PNG"</text:span></text:span><text:span text:style-name="CodeC">&gt;10000&lt;/scalar&gt; &lt;!-- "infinite" size for PNG --&gt;</text:span></text:p>
            <text:p text:style-name="Table_20_Contents"><text:span text:style-name="CodeC">&lt;scalar name="diagram_wrap_indent"&gt;30&lt;/scalar&gt;</text:span></text:p>
          </table:table-cell>
        </table:table-row>
      </table:table>
      <text:p text:style-name="Text_20_body"/>
      <text:p text:style-name="Text_20_body">By passing the right target_format, you can select the appropriate settings for PNG and PDF. </text:p>
      <text:p text:style-name="Text_20_body"><text:span text:style-name="CodeC">'xsltproc --stringparam </text:span><text:span text:style-name="CodeC"><text:span text:style-name="T1">TARGET_FORMAT PNG</text:span></text:span><text:span text:style-name="CodeC">',</text:span></text:p>
      <text:p text:style-name="Text_20_body"><text:span text:style-name="CodeC"><text:s text:c="9"/>'--output "'constants_js'"',</text:span></text:p>
      <text:p text:style-name="Text_20_body"><text:span text:style-name="CodeC"><text:s text:c="9"/>'"'make_constants_xsltscript'"',</text:span></text:p>
      <text:p text:style-name="Text_20_body"><text:span text:style-name="CodeC"><text:s text:c="9"/>'"'constants_xml'"',</text:span></text:p>
      <text:p text:style-name="Text_20_body"><text:span text:style-name="CodeC"><text:s text:c="9"/>'&gt;"'make_constants_log'" 2&gt;&amp;1'</text:span></text:p>
      <text:p text:style-name="Text_20_body">With the previous command, you will have that in constants.js :</text:p>
      <text:p text:style-name="Text_20_body"><text:span text:style-name="CodeC"><text:s text:c="4"/>syntaxdiagram_Constants.diagram_wrap_width=550;</text:span></text:p>
      <text:p text:style-name="Text_20_body"><text:span text:style-name="CodeC"><text:s text:c="4"/>syntaxdiagram_Constants.diagram_wrap_width=10000;</text:span></text:p>
      <text:p text:style-name="Text_20_body">The first line is always inserted, because there is no target_format attribute.</text:p>
      <text:p text:style-name="Text_20_body">The second line is inserted only when the target format is PNG. So, in the case of PNG, the last value assigned to the constant is 10000.</text:p>
      <text:p text:style-name="Text_20_body"/>
      <text:p text:style-name="Text_20_body">See the script <text:span text:style-name="ScriptName">sd2image.rex</text:span>. All the steps described previously are automated by this script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background-color="#e6e6e6" fo:padding="0.049cm" fo:border="0.002cm solid #000000" style:shadow="none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background-color="transparent" fo:padding="0.049cm" fo:border="0.002cm solid #000000" style:shadow="none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C" style:family="text">
      <style:text-properties fo:color="#0000ff" style:font-name="Courier New" fo:font-size="9pt"/>
    </style:style>
    <style:style style:name="ScriptName" style:family="text">
      <style:text-properties fo:color="#b80047" style:font-name="Courier New" fo:font-size="9pt"/>
    </style:style>
    <style:style style:name="Path" style:family="text">
      <style:text-properties fo:color="#6b4794" style:font-name="Courier New" fo:font-size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an Louis Faucher</meta:initial-creator>
    <meta:creation-date>2009-11-10T22:55:47.93</meta:creation-date>
    <dc:date>2009-11-11T13:51:32.81</dc:date>
    <dc:creator>Jean Louis Faucher</dc:creator>
    <meta:editing-duration>PT14H55M48S</meta:editing-duration>
    <meta:editing-cycles>16</meta:editing-cycles>
    <meta:generator>OpenOffice.org/3.1$Win32 OpenOffice.org_project/310m19$Build-9420</meta:generator>
    <meta:document-statistic meta:table-count="3" meta:image-count="0" meta:object-count="0" meta:page-count="4" meta:paragraph-count="105" meta:word-count="764" meta:character-count="5821"/>
  </office:meta>
</office:document-meta>
</file>